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c4b" officeooo:paragraph-rsid="000491b5"/>
    </style:style>
    <style:style style:name="P2" style:family="paragraph" style:parent-style-name="Standard">
      <style:text-properties fo:font-weight="bold" officeooo:rsid="0001ac4b" officeooo:paragraph-rsid="000491b5" style:font-weight-asian="bold" style:font-weight-complex="bold"/>
    </style:style>
    <style:style style:name="P3" style:family="paragraph" style:parent-style-name="Standard">
      <style:text-properties officeooo:paragraph-rsid="000491b5"/>
    </style:style>
    <style:style style:name="P4" style:family="paragraph" style:parent-style-name="Standard">
      <style:text-properties style:font-name="Liberation Sans" officeooo:rsid="0001ac4b" officeooo:paragraph-rsid="000491b5"/>
    </style:style>
    <style:style style:name="P5" style:family="paragraph" style:parent-style-name="Standard">
      <style:text-properties style:font-name="Liberation Sans" fo:font-weight="bold" officeooo:rsid="0001ac4b" officeooo:paragraph-rsid="000491b5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066439" officeooo:paragraph-rsid="00066439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09c8d6" officeooo:paragraph-rsid="0009c8d6" style:font-weight-asian="bold" style:font-weight-complex="bold"/>
    </style:style>
    <style:style style:name="P8" style:family="paragraph" style:parent-style-name="Standard">
      <style:text-properties style:font-name="Liberation Sans" fo:font-weight="bold" officeooo:paragraph-rsid="00066439"/>
    </style:style>
    <style:style style:name="P9" style:family="paragraph" style:parent-style-name="Standard">
      <style:text-properties style:font-name="Liberation Sans" officeooo:paragraph-rsid="000491b5"/>
    </style:style>
    <style:style style:name="P10" style:family="paragraph" style:parent-style-name="Standard">
      <style:text-properties style:font-name="Liberation Sans" fo:font-weight="normal" officeooo:rsid="0001ac4b" officeooo:paragraph-rsid="000491b5" style:font-weight-asian="normal" style:font-weight-complex="normal"/>
    </style:style>
    <style:style style:name="P11" style:family="paragraph" style:parent-style-name="Standard">
      <style:text-properties style:font-name="Liberation Sans" fo:font-weight="normal" officeooo:rsid="0007a838" officeooo:paragraph-rsid="00066439" style:font-weight-asian="normal" style:font-weight-complex="normal"/>
    </style:style>
    <style:style style:name="P12" style:family="paragraph" style:parent-style-name="Standard">
      <style:text-properties style:font-name="Liberation Sans" fo:font-weight="normal" officeooo:rsid="0009c8d6" officeooo:paragraph-rsid="0009c8d6" style:font-weight-asian="normal" style:font-weight-complex="normal"/>
    </style:style>
    <style:style style:name="P13" style:family="paragraph" style:parent-style-name="Standard">
      <style:text-properties fo:font-variant="normal" fo:text-transform="none" style:font-name="Liberation Sans" fo:font-size="12pt" fo:letter-spacing="normal" fo:font-style="normal" fo:font-weight="normal" officeooo:rsid="0007a838" officeooo:paragraph-rsid="00066439" style:font-weight-asian="normal" style:font-weight-complex="normal"/>
    </style:style>
    <style:style style:name="P14" style:family="paragraph" style:parent-style-name="Standard">
      <style:text-properties officeooo:paragraph-rsid="0009c8d6"/>
    </style:style>
    <style:style style:name="P15" style:family="paragraph" style:parent-style-name="Heading_20_1">
      <style:text-properties officeooo:paragraph-rsid="000491b5"/>
    </style:style>
    <style:style style:name="P16" style:family="paragraph" style:parent-style-name="Standard">
      <style:text-properties fo:font-variant="normal" fo:text-transform="none" style:font-name="Liberation Sans" fo:font-size="12pt" fo:letter-spacing="normal" fo:font-style="normal" fo:font-weight="normal" officeooo:rsid="0007a838" officeooo:paragraph-rsid="00066439" style:font-weight-asian="normal" style:font-weight-complex="normal"/>
    </style:style>
    <style:style style:name="P17" style:family="paragraph" style:parent-style-name="Standard">
      <style:text-properties style:font-name="Liberation Sans" officeooo:paragraph-rsid="000491b5"/>
    </style:style>
    <style:style style:name="P18" style:family="paragraph" style:parent-style-name="Standard">
      <style:text-properties officeooo:paragraph-rsid="0009c8d6"/>
    </style:style>
    <style:style style:name="P19" style:family="paragraph" style:parent-style-name="Preformatted_20_Text">
      <style:text-properties fo:color="#000000" style:font-name="Liberation Sans" fo:font-size="12pt" fo:font-style="normal" officeooo:paragraph-rsid="0009c8d6" fo:background-color="transparent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8d6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normal" officeooo:rsid="0007a838" style:font-weight-asian="normal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officeooo:rsid="0003cfd4"/>
    </style:style>
    <style:style style:name="T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officeooo:rsid="0009c8d6"/>
    </style:style>
    <style:style style:name="T12" style:family="text">
      <style:text-properties fo:font-variant="normal" fo:text-transform="none" style:font-name="Liberation Sans" fo:font-size="12pt" fo:letter-spacing="normal" fo:font-style="normal"/>
    </style:style>
    <style:style style:name="T13" style:family="text">
      <style:text-properties fo:font-variant="normal" fo:text-transform="none" style:font-name="Liberation Sans" fo:font-size="12pt" fo:letter-spacing="normal" fo:font-style="normal" fo:font-weight="normal" officeooo:rsid="0007a838" style:font-weight-asian="normal" style:font-weight-complex="normal"/>
    </style:style>
    <style:style style:name="T14" style:family="text">
      <style:text-properties fo:font-variant="normal" fo:text-transform="none" style:font-name="Liberation Sans" fo:font-size="12pt" fo:letter-spacing="normal" fo:font-style="normal" fo:font-weight="normal" officeooo:rsid="0009c8d6" style:font-weight-asian="normal" style:font-weight-complex="normal"/>
    </style:style>
    <style:style style:name="T15" style:family="text">
      <style:text-properties fo:font-variant="normal" fo:text-transform="none" style:font-name="Liberation Sans" fo:font-size="12pt" fo:letter-spacing="normal" fo:font-style="normal" fo:font-weight="normal" officeooo:rsid="0007c2ce" style:font-weight-asian="normal" style:font-weight-complex="normal"/>
    </style:style>
    <style:style style:name="T16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Liberation Sans" fo:font-size="12pt" fo:letter-spacing="normal" fo:font-style="normal" fo:font-weight="bold" officeooo:rsid="0009c8d6" style:font-weight-asian="bold" style:font-weight-complex="bold"/>
    </style:style>
    <style:style style:name="T18" style:family="text">
      <style:text-properties fo:font-variant="normal" fo:text-transform="none" style:font-name="Liberation Sans" fo:font-size="12pt" fo:letter-spacing="normal" fo:font-style="normal" officeooo:rsid="0009c8d6"/>
    </style:style>
    <style:style style:name="T19" style:family="text">
      <style:text-properties fo:font-variant="normal" fo:text-transform="none" fo:font-size="12pt" fo:letter-spacing="normal" fo:font-style="normal"/>
    </style:style>
    <style:style style:name="T20" style:family="text">
      <style:text-properties fo:font-variant="normal" fo:text-transform="none" fo:font-size="12pt" fo:letter-spacing="normal" fo:font-style="normal" fo:font-weight="normal" officeooo:rsid="0007a838" style:font-weight-asian="normal" style:font-weight-complex="normal"/>
    </style:style>
    <style:style style:name="T21" style:family="text">
      <style:text-properties fo:font-variant="normal" fo:text-transform="none" fo:font-size="12pt" fo:letter-spacing="normal" fo:font-style="normal" officeooo:rsid="0007a838"/>
    </style:style>
    <style:style style:name="T22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a1a1a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officeooo:rsid="00066439" style:font-weight-asian="bold" style:font-weight-complex="bold"/>
    </style:style>
    <style:style style:name="T25" style:family="text">
      <style:text-properties fo:color="#9876aa"/>
    </style:style>
    <style:style style:name="T26" style:family="text">
      <style:text-properties fo:color="#9876aa" fo:font-style="italic"/>
    </style:style>
    <style:style style:name="T27" style:family="text">
      <style:text-properties fo:color="#9876aa" fo:font-style="italic" officeooo:rsid="000dc82a"/>
    </style:style>
    <style:style style:name="T28" style:family="text">
      <style:text-properties fo:color="#9876aa" style:font-name="DejaVu Sans Mono" fo:font-size="9pt" fo:font-style="italic"/>
    </style:style>
    <style:style style:name="T29" style:family="text">
      <style:text-properties fo:color="#9876aa" style:font-name="DejaVu Sans Mono" fo:font-size="9pt" fo:font-style="italic" officeooo:rsid="000dc82a"/>
    </style:style>
    <style:style style:name="T30" style:family="text">
      <style:text-properties fo:color="#9876aa" fo:font-size="9pt" fo:font-style="italic"/>
    </style:style>
    <style:style style:name="T31" style:family="text">
      <style:text-properties fo:color="#9876aa" fo:font-size="9pt" fo:font-style="italic" officeooo:rsid="000dc82a"/>
    </style:style>
    <style:style style:name="T32" style:family="text">
      <style:text-properties fo:color="#9876aa" officeooo:rsid="000dc82a"/>
    </style:style>
    <style:style style:name="T33" style:family="text">
      <style:text-properties officeooo:rsid="000dc8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afka Brokers</text:span>: nodos de guardam a data de uma Partition, a o conceito de Leader Broker que é um nodo que sera seguido(armazenara a data do nodo que esta seguindo) por outros nodos, quando o Leader Broker crashar, sera eleito um novo Leader Broker, é assim que o Kafka guarda a informaçao das Partitions e faz com que o sistema seja "Fault-Tolerant".</text:p>
      <text:p text:style-name="P4"/>
      <text:p text:style-name="P4">Como saber qual partition é a Leader, para saber qual Read/Write. Para isso é usado o service Zookeeper.</text:p>
      <text:p text:style-name="P4"/>
      <text:p text:style-name="P4"><text:span text:style-name="T1">Zookeeper</text:span> é um sistema distribuido de key-value, assim quando uma mudança é feita (um Leader crasha e é eleito um novo Leader), a data sera guardada pelo Zookeeper, assim os nodos sabem qual Partition seguir. </text:p>
      <text:p text:style-name="P4">Todos o Brokers estao sincronizados com o <text:span text:style-name="T1">Zookeeper</text:span>, para saber quem é o lider, quando um Producer quer escrever um mensagem em uma Partition e nao sabe qual ele vai pedir para qualquer Broker quem é o Leader e vai ser enviado um resposta contendo qual o Partition Leader esta sendo usado no momento.</text:p>
      <text:p text:style-name="P4"/>
      <text:p text:style-name="P4">3 tipos de status para data em steaming: <text:span text:style-name="T3">urgent</text:span>, <text:span text:style-name="T3">not-so-urgent</text:span>, flexible.</text:p>
      <text:p text:style-name="P4"/>
      <text:p text:style-name="P4">Urgent: deve ser tratado em real-time</text:p>
      <text:p text:style-name="P4">Not-so-urgent: pode ser tratado em segundos</text:p>
      <text:p text:style-name="P4">Flexible: segundos, horas, dias, semanas.</text:p>
      <text:p text:style-name="P4"/>
      <text:p text:style-name="P4"><text:span text:style-name="T4">Kafka streams</text:span>: framework para trabalhar com dados em streaming com Kafka.</text:p>
      <text:p text:style-name="P4"/>
      <text:p text:style-name="P6">Comandos:</text:p>
      <text:p text:style-name="P8"><text:span text:style-name="T24"><text:tab/></text:span><text:span text:style-name="T5">Analisar logs zookeeper: </text:span><text:bookmark text:name="7dad"/><text:span text:style-name="T13">docker-compose logs zookeeper | grep -i binding</text:span></text:p>
      <text:p text:style-name="P8"><text:span text:style-name="T5"><text:tab/></text:span><text:bookmark text:name="cc19"/><text:span text:style-name="T5">Analisar logs kafka: </text:span><text:span text:style-name="T20">docker-compose logs kafka | grep -i started</text:span></text:p>
      <text:p text:style-name="P13"/>
      <text:p text:style-name="P7"><text:span text:style-name="T21">D</text:span><text:span text:style-name="T19">ocker images:</text:span></text:p>
      <text:p text:style-name="P12"><text:span text:style-name="T19"><text:tab/></text:span><text:span text:style-name="T22">Zookeeper:</text:span></text:p>
      <text:p text:style-name="P14"><text:span text:style-name="T17"><text:tab/></text:span><text:span text:style-name="T14">jplock/zookeeper - </text:span><text:a xlink:type="simple" xlink:href="https://hub.docker.com/r/jplock/zookeeper" text:style-name="Internet_20_link" text:visited-style-name="Visited_20_Internet_20_Link"><text:span text:style-name="T12">https://hub.docker.com/r/jplock/zookeeper</text:span></text:a></text:p>
      <text:p text:style-name="P14"><text:span text:style-name="T19"><text:tab/></text:span><text:span text:style-name="T18">confluentinc/cp-zookeeper - <text:s/></text:span><text:a xlink:type="simple" xlink:href="https://hub.docker.com/r/confluentinc/cp-zookeeper" text:style-name="Internet_20_link" text:visited-style-name="Visited_20_Internet_20_Link"><text:span text:style-name="T18">https://hub.docker.com/r/confluentinc/cp-zookeeper</text:span></text:a></text:p>
      <text:p text:style-name="P13"><text:tab/></text:p>
      <text:p text:style-name="P13"><text:tab/><text:span text:style-name="T2">Kafka:</text:span></text:p>
      <text:p text:style-name="P14"><text:span text:style-name="T17"><text:tab/></text:span><text:span text:style-name="T14">confluentinc/cp-kafka - </text:span><text:a xlink:type="simple" xlink:href="https://hub.docker.com/r/confluentinc/cp-kafka" text:style-name="Internet_20_link" text:visited-style-name="Visited_20_Internet_20_Link"><text:span text:style-name="T11">https://hub.docker.com/r/confluentinc/cp-kafka</text:span></text:a></text:p>
      <text:p text:style-name="P14"><text:span text:style-name="T15"/></text:p>
      <text:p text:style-name="P19"><text:span text:style-name="T1">ACKS_CONFIG</text:span> - Criterio para considerar uma request como completa.</text:p>
      <text:p text:style-name="P19"><text:span text:style-name="T1">RETRIES_CONFIG</text:span> - Numero de vezes que vai tentar enviar novamente se a request falhar</text:p>
      <text:p text:style-name="P19"><text:span text:style-name="T1">BATCH_SIZE_CONFIG</text:span> - Tamanho do buffer que armazena registros ainda nao enviados</text:p>
      <text:p text:style-name="P19"><text:span text:style-name="T1">LINGER_MS_CONFIG</text:span> - Tempo que espera ate enviar uma request (em milisegundos)</text:p>
      <text:p text:style-name="P19"><text:span text:style-name="T1">BUFFER_MEMORY_CONFIG</text:span> <text:span text:style-name="T33">- The buffer.memory controls the total amount of memory available to the producer for buffering.</text:span></text:p>
      <text:p text:style-name="P11"/>
      <text:p text:style-name="P4"/>
      <text:p text:style-name="P5">Links úteis:</text:p>
      <text:p text:style-name="P2"><text:a xlink:type="simple" xlink:href="https://kafka.apache.org/documentation/streams/" text:style-name="Internet_20_link" text:visited-style-name="Visited_20_Internet_20_Link"><text:span text:style-name="T7">https://kafka.apache.org/documentation/streams/</text:span></text:a></text:p>
      <text:p text:style-name="P10"/>
      <text:p text:style-name="P2"><text:a xlink:type="simple" xlink:href="https://www.confluent.io/blog/introducing-kafka-streams-stream-processing-made-simple/" text:style-name="Internet_20_link" text:visited-style-name="Visited_20_Internet_20_Link"><text:span text:style-name="T7">https://www.confluent.io/blog/introducing-kafka-streams-stream-processing-made-simple/</text:span></text:a></text:p>
      <text:p text:style-name="P4"/>
      <text:p text:style-name="P1"><text:a xlink:type="simple" xlink:href="https://docs.microsoft.com/pt-br/azure/hdinsight/kafka/apache-kafka-streams-api" text:style-name="Internet_20_link" text:visited-style-name="Visited_20_Internet_20_Link"><text:span text:style-name="T6">https://docs.microsoft.com/pt-br/azure/hdinsight/kafka/apache-kafka-streams-api</text:span></text:a></text:p>
      <text:p text:style-name="P4"><text:soft-page-break/></text:p>
      <text:p text:style-name="P1"><text:a xlink:type="simple" xlink:href="https://dzone.com/articles/kafka-streams-more-than-just-dumb-storage" text:style-name="Internet_20_link" text:visited-style-name="Visited_20_Internet_20_Link"><text:span text:style-name="T6">https://dzone.com/articles/kafka-streams-more-than-just-dumb-storage</text:span></text:a></text:p>
      <text:p text:style-name="P4"/>
      <text:p text:style-name="P1"><text:a xlink:type="simple" xlink:href="https://github.com/confluentinc/kafka-streams-examples" text:style-name="Internet_20_link" text:visited-style-name="Visited_20_Internet_20_Link"><text:span text:style-name="T6">https://github.com/confluentinc/kafka-streams-examples</text:span></text:a></text:p>
      <text:p text:style-name="P4"/>
      <text:p text:style-name="P1"><text:a xlink:type="simple" xlink:href="https://medium.com/@stephane.maarek/the-kafka-api-battle-producer-vs-consumer-vs-kafka-connect-vs-kafka-streams-vs-ksql-ef584274c1e" text:style-name="Internet_20_link" text:visited-style-name="Visited_20_Internet_20_Link"><text:span text:style-name="T6">https://medium.com/@stephane.maarek/the-kafka-api-battle-producer-vs-consumer-vs-kafka-connect-vs-kafka-streams-vs-ksql-ef584274c1e</text:span></text:a></text:p>
      <text:p text:style-name="P9"/>
      <text:p text:style-name="P3"><text:span text:style-name="T8">Instalar kafka em containers: </text:span><text:a xlink:type="simple" xlink:href="https://docs.confluent.io/current/quickstart/ce-docker-" text:style-name="Internet_20_link" text:visited-style-name="Visited_20_Internet_20_Link"><text:span text:style-name="T6">https://docs.confluent.io/current/quickstart/ce-docker-</text:span></text:a></text:p>
      <text:p text:style-name="P3"><text:a xlink:type="simple" xlink:href="https://docs.confluent.io/current/quickstart/ce-docker-quickstart.html#getting-started-with-docker-compose" text:style-name="Internet_20_link" text:visited-style-name="Visited_20_Internet_20_Link"><text:span text:style-name="T6">quickstart.html#getting-started-with-docker-compose</text:span></text:a></text:p>
      <text:p text:style-name="P9"/>
      <text:p text:style-name="P3"><text:span text:style-name="T8">Introdução conceitos kafka: </text:span><text:a xlink:type="simple" xlink:href="https://medium.com/trainingcenter/apache-kafka-838882261e83" text:style-name="Internet_20_link" text:visited-style-name="Visited_20_Internet_20_Link"><text:span text:style-name="T6">https://medium.com/trainingcenter/apache-kafka-838882261e83</text:span></text:a></text:p>
      <text:p text:style-name="P9"/>
      <text:p text:style-name="P3"><text:span text:style-name="T8">Kafka na prática: </text:span><text:a xlink:type="simple" xlink:href="https://medium.com/trainingcenter/apache-kafka-codificação-na-pratica-9c6a4142a08f" text:style-name="Internet_20_link" text:visited-style-name="Visited_20_Internet_20_Link"><text:span text:style-name="T6">https://medium.com/trainingcenter/apache-kafka-codifica%C3%A7%C3%A3o-na-pratica-9c6a4142a08f</text:span></text:a></text:p>
      <text:p text:style-name="P9"/>
      <text:h text:style-name="P15" text:outline-level="1"><text:span text:style-name="T23">How to easily run Kafka with Docker for Development: </text:span><text:a xlink:type="simple" xlink:href="https://www.e4developer.com/2018/05/20/how-to-easily-run-kafka-with-docker-for-development/" text:style-name="Internet_20_link" text:visited-style-name="Visited_20_Internet_20_Link"><text:span text:style-name="T9">https://www.e4developer.com/2018/05/20/how-to-easily-run-kafka-with-docker-for-development/</text:span></text:a></text:h>
      <text:h text:style-name="P15" text:outline-level="1"><text:bookmark text:name="e531"/><text:span text:style-name="T16">Kafka and Zookeeper with Docker: </text:span><text:a xlink:type="simple" xlink:href="https://medium.com/rahasak/kafka-and-zookeeper-with-docker-65cff2c2c34f" text:style-name="Internet_20_link" text:visited-style-name="Visited_20_Internet_20_Link"><text:span text:style-name="T10">https://medium.com/rahasak/kafka-and-zookeeper-with-docker-65cff2c2c34f</text:span></text:a></text:h>
      <text:p text:style-name="P4"/>
      <text:p text:style-name="P1"><text:span text:style-name="T8">Docker 1: </text:span><text:a xlink:type="simple" xlink:href="https://medium.com/trainingcenter/containers-as-primeiras-pedras-b4b5efa49d88" text:style-name="Internet_20_link" text:visited-style-name="Visited_20_Internet_20_Link"><text:span text:style-name="T6">https://medium.com/trainingcenter/containers-as-primeiras-pedras-b4b5efa49d88</text:span></text:a></text:p>
      <text:p text:style-name="P9"/>
      <text:p text:style-name="P3"><text:span text:style-name="T8">Docker 2: </text:span><text:a xlink:type="simple" xlink:href="https://medium.com/trainingcenter/golang-e-docker-d2d9dedd82c0" text:style-name="Internet_20_link" text:visited-style-name="Visited_20_Internet_20_Link"><text:span text:style-name="T6">https://medium.com/trainingcenter/golang-e-docker-d2d9dedd82c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7:43:49.011707068</meta:creation-date>
    <dc:date>2019-06-10T00:12:55.550348495</dc:date>
    <meta:editing-duration>PT19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347" meta:character-count="3259" meta:non-whitespace-character-count="2940"/>
  </office:meta>
</office:document-meta>
</file>